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268d" officeooo:paragraph-rsid="0010268d"/>
    </style:style>
    <style:style style:name="P2" style:family="paragraph" style:parent-style-name="Standard">
      <style:text-properties officeooo:rsid="0010268d" officeooo:paragraph-rsid="00173fbc"/>
    </style:style>
    <style:style style:name="P3" style:family="paragraph" style:parent-style-name="Standard">
      <style:text-properties officeooo:rsid="00165155" officeooo:paragraph-rsid="00165155"/>
    </style:style>
    <style:style style:name="P4" style:family="paragraph" style:parent-style-name="Standard">
      <style:text-properties officeooo:rsid="00165155" officeooo:paragraph-rsid="00173fbc"/>
    </style:style>
    <style:style style:name="P5" style:family="paragraph" style:parent-style-name="Standard">
      <style:text-properties officeooo:rsid="00173fbc" officeooo:paragraph-rsid="00173fbc"/>
    </style:style>
    <style:style style:name="P6" style:family="paragraph" style:parent-style-name="Standard">
      <style:paragraph-properties fo:text-align="justify" style:justify-single-word="false"/>
      <style:text-properties officeooo:rsid="00173fbc" officeooo:paragraph-rsid="00173fbc"/>
    </style:style>
    <style:style style:name="P7" style:family="paragraph" style:parent-style-name="Standard">
      <style:text-properties officeooo:rsid="00173fbc" officeooo:paragraph-rsid="001534e4"/>
    </style:style>
    <style:style style:name="P8" style:family="paragraph" style:parent-style-name="Standard">
      <style:text-properties officeooo:rsid="00173fbc" officeooo:paragraph-rsid="0029e459"/>
    </style:style>
    <style:style style:name="P9" style:family="paragraph" style:parent-style-name="Standard">
      <style:text-properties officeooo:paragraph-rsid="00173fbc"/>
    </style:style>
    <style:style style:name="P10" style:family="paragraph" style:parent-style-name="Standard">
      <style:text-properties officeooo:rsid="001a492c" officeooo:paragraph-rsid="001a492c"/>
    </style:style>
    <style:style style:name="P11" style:family="paragraph" style:parent-style-name="Standard">
      <style:paragraph-properties fo:text-align="justify" style:justify-single-word="false"/>
      <style:text-properties officeooo:rsid="001a492c" officeooo:paragraph-rsid="001a492c"/>
    </style:style>
    <style:style style:name="P12" style:family="paragraph" style:parent-style-name="Standard">
      <style:text-properties officeooo:rsid="001a492c" officeooo:paragraph-rsid="0029e459"/>
    </style:style>
    <style:style style:name="P13" style:family="paragraph" style:parent-style-name="Standard">
      <style:text-properties officeooo:rsid="001a492c" officeooo:paragraph-rsid="002a5f0b"/>
    </style:style>
    <style:style style:name="P14" style:family="paragraph" style:parent-style-name="Standard">
      <style:text-properties officeooo:rsid="001a492c" officeooo:paragraph-rsid="002b4223"/>
    </style:style>
    <style:style style:name="P15" style:family="paragraph" style:parent-style-name="Standard">
      <style:text-properties officeooo:rsid="001b6597" officeooo:paragraph-rsid="001d63ea"/>
    </style:style>
    <style:style style:name="P16" style:family="paragraph" style:parent-style-name="Standard">
      <style:text-properties officeooo:rsid="001b6597" officeooo:paragraph-rsid="002a5f0b"/>
    </style:style>
    <style:style style:name="P17" style:family="paragraph" style:parent-style-name="Standard">
      <style:text-properties officeooo:rsid="001b6597" officeooo:paragraph-rsid="002b4223"/>
    </style:style>
    <style:style style:name="P18" style:family="paragraph" style:parent-style-name="Standard">
      <style:text-properties officeooo:rsid="001d63ea" officeooo:paragraph-rsid="001d63ea"/>
    </style:style>
    <style:style style:name="P19" style:family="paragraph" style:parent-style-name="Standard">
      <style:text-properties officeooo:rsid="001d63ea" officeooo:paragraph-rsid="002a5f0b"/>
    </style:style>
    <style:style style:name="P20" style:family="paragraph" style:parent-style-name="Standard">
      <style:text-properties officeooo:rsid="001ea582" officeooo:paragraph-rsid="001ea582"/>
    </style:style>
    <style:style style:name="P21" style:family="paragraph" style:parent-style-name="Standard">
      <style:text-properties officeooo:rsid="001ea582" officeooo:paragraph-rsid="002b4223"/>
    </style:style>
    <style:style style:name="P22" style:family="paragraph" style:parent-style-name="Standard">
      <style:text-properties officeooo:rsid="00208aa0" officeooo:paragraph-rsid="00208aa0"/>
    </style:style>
    <style:style style:name="P23" style:family="paragraph" style:parent-style-name="Standard">
      <style:paragraph-properties fo:text-align="justify" style:justify-single-word="false"/>
      <style:text-properties officeooo:rsid="0024d220" officeooo:paragraph-rsid="0024d220"/>
    </style:style>
    <style:style style:name="P24" style:family="paragraph" style:parent-style-name="Standard">
      <style:paragraph-properties fo:text-align="justify" style:justify-single-word="false"/>
      <style:text-properties officeooo:rsid="002660d2" officeooo:paragraph-rsid="002660d2"/>
    </style:style>
    <style:style style:name="P25" style:family="paragraph" style:parent-style-name="Standard">
      <style:text-properties officeooo:rsid="001534e4" officeooo:paragraph-rsid="001534e4"/>
    </style:style>
    <style:style style:name="P26" style:family="paragraph" style:parent-style-name="Standard">
      <style:text-properties officeooo:rsid="001534e4" officeooo:paragraph-rsid="0029e459"/>
    </style:style>
    <style:style style:name="P27" style:family="paragraph" style:parent-style-name="Standard">
      <style:text-properties officeooo:rsid="001c0f1d" officeooo:paragraph-rsid="002a5f0b"/>
    </style:style>
    <style:style style:name="P28" style:family="paragraph" style:parent-style-name="Standard">
      <style:text-properties officeooo:rsid="002a5f0b" officeooo:paragraph-rsid="002a5f0b"/>
    </style:style>
    <style:style style:name="P2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73fbc" officeooo:paragraph-rsid="00173fbc"/>
    </style:style>
    <style:style style:name="P3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0268d" officeooo:paragraph-rsid="0010268d"/>
    </style:style>
    <style:style style:name="P31" style:family="paragraph" style:parent-style-name="Standard">
      <style:paragraph-properties fo:text-align="justify" style:justify-single-word="false" fo:padding="0.0291in" fo:border-left="none" fo:border-right="none" fo:border-top="none" fo:border-bottom="0.99pt solid #000000" style:join-border="false"/>
      <style:text-properties officeooo:rsid="0010268d" officeooo:paragraph-rsid="0010268d"/>
    </style:style>
    <style:style style:name="P3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d63ea" officeooo:paragraph-rsid="001d63ea"/>
    </style:style>
    <style:style style:name="P3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a492c" officeooo:paragraph-rsid="001a492c"/>
    </style:style>
    <style:style style:name="P34" style:family="paragraph" style:parent-style-name="Preformatted_20_Text">
      <style:paragraph-properties fo:margin-top="0in" fo:margin-bottom="0.1965in" loext:contextual-spacing="false"/>
    </style:style>
    <style:style style:name="P35" style:family="paragraph" style:parent-style-name="Standard">
      <style:paragraph-properties fo:text-align="justify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officeooo:rsid="002660d2" officeooo:paragraph-rsid="002660d2"/>
    </style:style>
    <style:style style:name="P36" style:family="paragraph" style:parent-style-name="Standard">
      <style:paragraph-properties fo:text-align="justify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officeooo:rsid="001a492c" officeooo:paragraph-rsid="001a492c"/>
    </style:style>
    <style:style style:name="P37" style:family="paragraph" style:parent-style-name="Standard" style:list-style-name="L1">
      <style:paragraph-properties fo:text-align="justify" style:justify-single-word="false"/>
      <style:text-properties officeooo:rsid="0024d220" officeooo:paragraph-rsid="0024d220"/>
    </style:style>
    <style:style style:name="P38" style:family="paragraph" style:parent-style-name="Standard" style:list-style-name="L1">
      <style:paragraph-properties fo:text-align="justify" style:justify-single-word="false"/>
      <style:text-properties officeooo:rsid="002660d2" officeooo:paragraph-rsid="002660d2"/>
    </style:style>
    <style:style style:name="P39" style:family="paragraph" style:parent-style-name="Standard" style:list-style-name="L2">
      <style:paragraph-properties fo:text-align="justify" style:justify-single-word="false"/>
      <style:text-properties officeooo:rsid="002660d2" officeooo:paragraph-rsid="002660d2"/>
    </style:style>
    <style:style style:name="P40" style:family="paragraph" style:parent-style-name="Standard" style:list-style-name="L2">
      <style:text-properties officeooo:rsid="001ea582" officeooo:paragraph-rsid="002660d2"/>
    </style:style>
    <style:style style:name="P41" style:family="paragraph" style:parent-style-name="Standard" style:list-style-name="L2">
      <style:paragraph-properties fo:text-align="justify" style:justify-single-word="false"/>
      <style:text-properties officeooo:rsid="001ea582" officeooo:paragraph-rsid="002660d2"/>
    </style:style>
    <style:style style:name="P42" style:family="paragraph" style:parent-style-name="Standard">
      <style:text-properties officeooo:rsid="001a492c" officeooo:paragraph-rsid="001a492c"/>
    </style:style>
    <style:style style:name="P43" style:family="paragraph" style:parent-style-name="Standard">
      <style:text-properties style:text-underline-style="solid" style:text-underline-type="double" style:text-underline-width="auto" style:text-underline-color="font-color" officeooo:rsid="001a492c" officeooo:paragraph-rsid="001a492c"/>
    </style:style>
    <style:style style:name="P44" style:family="paragraph" style:parent-style-name="Standard" style:list-style-name="L2">
      <style:paragraph-properties fo:margin-top="0in" fo:margin-bottom="0.1965in" loext:contextual-spacing="false"/>
      <style:text-properties officeooo:rsid="001ea582" officeooo:paragraph-rsid="002660d2"/>
    </style:style>
    <style:style style:name="P45" style:family="paragraph" style:parent-style-name="Standard" style:list-style-name="L2">
      <style:paragraph-properties fo:margin-top="0in" fo:margin-bottom="0.1965in" loext:contextual-spacing="false"/>
      <style:text-properties officeooo:rsid="002660d2" officeooo:paragraph-rsid="002660d2"/>
    </style:style>
    <style:style style:name="P46" style:family="paragraph" style:parent-style-name="Preformatted_20_Text" style:list-style-name="L1">
      <style:paragraph-properties fo:text-align="justify" style:justify-single-word="false"/>
      <style:text-properties officeooo:rsid="002660d2" officeooo:paragraph-rsid="002660d2"/>
    </style:style>
    <style:style style:name="P47" style:family="paragraph" style:parent-style-name="Preformatted_20_Text" style:list-style-name="L2">
      <style:paragraph-properties fo:margin-top="0in" fo:margin-bottom="0.1965in" loext:contextual-spacing="false"/>
      <style:text-properties officeooo:rsid="002660d2" officeooo:paragraph-rsid="002660d2"/>
    </style:style>
    <style:style style:name="T1" style:family="text">
      <style:text-properties officeooo:rsid="00134acb"/>
    </style:style>
    <style:style style:name="T2" style:family="text">
      <style:text-properties officeooo:rsid="00149a8d"/>
    </style:style>
    <style:style style:name="T3" style:family="text">
      <style:text-properties officeooo:rsid="00173fbc"/>
    </style:style>
    <style:style style:name="T4" style:family="text">
      <style:text-properties officeooo:rsid="00186c5e"/>
    </style:style>
    <style:style style:name="T5" style:family="text">
      <style:text-properties officeooo:rsid="001a492c"/>
    </style:style>
    <style:style style:name="T6" style:family="text">
      <style:text-properties style:text-overline-style="solid" style:text-overline-width="auto" style:text-overline-color="font-color"/>
    </style:style>
    <style:style style:name="T7" style:family="text">
      <style:text-properties officeooo:rsid="001b6597"/>
    </style:style>
    <style:style style:name="T8" style:family="text">
      <style:text-properties officeooo:rsid="001c0f1d"/>
    </style:style>
    <style:style style:name="T9" style:family="text">
      <style:text-properties officeooo:rsid="00208aa0"/>
    </style:style>
    <style:style style:name="T10" style:family="text">
      <style:text-properties officeooo:rsid="0023b574"/>
    </style:style>
    <style:style style:name="T11" style:family="text">
      <style:text-properties officeooo:rsid="002660d2"/>
    </style:style>
    <style:style style:name="T12" style:family="text">
      <style:text-properties officeooo:rsid="0028dc54"/>
    </style:style>
    <style:style style:name="T13" style:family="text">
      <style:text-properties officeooo:rsid="0029e459"/>
    </style:style>
    <style:style style:name="T14" style:family="text">
      <style:text-properties officeooo:rsid="002a5f0b"/>
    </style:style>
    <style:style style:name="T15" style:family="text">
      <style:text-properties officeooo:rsid="001d63ea"/>
    </style:style>
    <style:style style:name="T16" style:family="text">
      <style:text-properties officeooo:rsid="002b42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race:</text:p>
      <text:p text:style-name="P1"/>
      <text:p text:style-name="P36">Importante: O Irace realiza a comparação entre os valores obtidos pela função objetivo, considerando a minimização do valor. Deste modo, se o seu objetivo é maximizar o valor obtido, precisa converter o problema em minimização. No meu caso, a melhor solução era a maior quantidade de vértices encontrados (|S|), po<text:span text:style-name="T10">demos</text:span> converter na menor quantidade de vértices não encontrados (|<text:span text:style-name="T6">S</text:span>|).</text:p>
      <text:p text:style-name="P11"/>
      <text:p text:style-name="P24">Site:</text:p>
      <text:p text:style-name="P35">http://iridia.ulb.ac.be/irace/</text:p>
      <text:p text:style-name="P11"/>
      <text:p text:style-name="P23">Instalação:</text:p>
      <text:p text:style-name="P23"/>
      <text:list xml:id="list3738643288" text:style-name="L1">
        <text:list-item>
          <text:p text:style-name="P37">Instalar o R:</text:p>
          <text:list>
            <text:list-item>
              <text:p text:style-name="P37">sudo apt install r-base-core</text:p>
            </text:list-item>
          </text:list>
        </text:list-item>
        <text:list-item>
          <text:p text:style-name="P38">Instalar o irace:</text:p>
          <text:list>
            <text:list-item>
              <text:list>
                <text:list-header>
                  <text:p text:style-name="P46">$ R</text:p>
                </text:list-header>
              </text:list>
            </text:list-item>
          </text:list>
        </text:list-item>
      </text:list>
      <text:p text:style-name="P34"><text:s text:c="3"/><text:tab/><text:tab/>&gt; install.packages("irace")</text:p>
      <text:list xml:id="list1888371212" text:style-name="L2">
        <text:list-item>
          <text:p text:style-name="P47">Verificar se ele foi instalado:</text:p>
          <text:list>
            <text:list-item>
              <text:list>
                <text:list-header>
                  <text:p text:style-name="P40">$ R</text:p>
                </text:list-header>
              </text:list>
            </text:list-item>
          </text:list>
          <text:p text:style-name="P40"><text:tab/>&gt; library(irace)</text:p>
          <text:p text:style-name="P40"><text:tab/>&gt; system.file(package="irace")</text:p>
          <text:list text:continue-numbering="true">
            <text:list-header>
              <text:p text:style-name="P44"><text:tab/>[1] "~/R/irace"</text:p>
            </text:list-header>
          </text:list>
        </text:list-item>
        <text:list-item>
          <text:p text:style-name="P45">Finalizar instalação:</text:p>
          <text:p text:style-name="P40"><text:tab/>export IRACE_HOME=~/R/irace/ # <text:span text:style-name="T11">utilizar o valor de</text:span> system.file(package="irace")</text:p>
          <text:p text:style-name="P40"><text:tab/>export PATH=${IRACE_HOME}/bin/:$PATH</text:p>
          <text:p text:style-name="P44"><text:tab/>export R_LIBS=~/R:${R_LIBS} </text:p>
        </text:list-item>
        <text:list-item>
          <text:p text:style-name="P39">Testar a instalação:</text:p>
          <text:list>
            <text:list-item>
              <text:list>
                <text:list-header>
                  <text:p text:style-name="P41">${IRACE_HOME}/bin/irace</text:p>
                </text:list-header>
              </text:list>
            </text:list-item>
          </text:list>
        </text:list-item>
      </text:list>
      <text:p text:style-name="P31"/>
      <text:p text:style-name="P1"/>
      <text:p text:style-name="P3">Formato do diretório (<text:span text:style-name="T3">minha sugestão</text:span>):</text:p>
      <text:p text:style-name="P3">nome_projeto (pasta)</text:p>
      <text:p text:style-name="P3"><text:tab/>bin (pasta)</text:p>
      <text:p text:style-name="P3"><text:tab/><text:tab/>// <text:span text:style-name="T3">arquivos do seu projeto (executável, bibliotecas e demais arquivos).</text:span></text:p>
      <text:p text:style-name="P3"><text:tab/>instance <text:span text:style-name="T3">(pasta)</text:span></text:p>
      <text:p text:style-name="P3"><text:tab/><text:tab/>// <text:span text:style-name="T3">um subconjunto finito de instâncias que serão utilizadas na parametrização</text:span></text:p>
      <text:p text:style-name="P3"><text:tab/>target-runner<text:span text:style-name="T3"> (arquivo)</text:span></text:p>
      <text:p text:style-name="P3"><text:tab/><text:tab/>// <text:span text:style-name="T3">código desenvolvido na linguagem R que controla a execução do experimento.</text:span></text:p>
      <text:p text:style-name="P3"><text:tab/><text:tab/>// <text:span text:style-name="T3">exemplo adiante</text:span></text:p>
      <text:p text:style-name="P3"><text:tab/><text:span text:style-name="T3">parameters.txt (arquivo)</text:span></text:p>
      <text:p text:style-name="P4"><text:tab/><text:tab/>// <text:span text:style-name="T9">O conjunto de parâmetros, o tipo de cada parâmetro, a escala aceita e as restrições.</text:span></text:p>
      <text:p text:style-name="P3"><text:tab/><text:tab/>// <text:span text:style-name="T3">exemplo adiante</text:span></text:p>
      <text:p text:style-name="P3"><text:tab/>scenario <text:span text:style-name="T12">(arquivo)</text:span></text:p>
      <text:p text:style-name="P3"><text:tab/><text:tab/>// <text:span text:style-name="T3">contém a configuração do Irace que irá determinar a execução do experimento.</text:span></text:p>
      <text:p text:style-name="P4"><text:tab/><text:tab/>// <text:span text:style-name="T3">exemplo adiante</text:span></text:p>
      <text:p text:style-name="P4"/>
      <text:p text:style-name="P22"><text:soft-page-break/>Meu Exemplo:</text:p>
      <text:p text:style-name="P5">nome_projeto = brkga</text:p>
      <text:p text:style-name="P29"/>
      <text:p text:style-name="P29"/>
      <text:p text:style-name="P5">Espaço de parâmetros<text:span text:style-name="T13">(parameters.txt)</text:span>:</text:p>
      <text:p text:style-name="P2"><text:tab/><text:span text:style-name="T1">É dado por uma tabela. Cada linha na tabela define um parâmetro configurável:</text:span></text:p>
      <text:p text:style-name="P2"><text:tab/><text:tab/>&lt;name&gt; &lt;label&gt; &lt;type&gt; &lt;range&gt; [ | &lt;condition&gt; ]</text:p>
      <text:p text:style-name="P2"><text:tab/><text:span text:style-name="T3">Formato:</text:span></text:p>
      <text:p text:style-name="P2"><text:tab/><text:tab/><text:span text:style-name="T1">name: texto sem aspas, </text:span></text:p>
      <text:p text:style-name="P2"><text:tab/><text:tab/><text:span text:style-name="T1">label: um rótulo para identificar o parâmetro,</text:span></text:p>
      <text:p text:style-name="P2"><text:tab/><text:tab/><text:span text:style-name="T1">type: inteiro (i), real (r), ordinal (o) ou categoria (c).</text:span></text:p>
      <text:p text:style-name="P2"><text:tab/><text:tab/><text:span text:style-name="T1">range: escala aceita para o parâmetro ou conjunto de valores aceitos.</text:span></text:p>
      <text:p text:style-name="P2"><text:tab/><text:tab/><text:tab/>Real: (&lt;lower bound&gt;, &lt;upper bound&gt;)</text:p>
      <text:p text:style-name="P9"><text:tab/><text:tab/><text:tab/><text:span text:style-name="T2">Inteiro: (&lt;lower bound&gt;, &lt;upper bound&gt;)</text:span></text:p>
      <text:p text:style-name="P9"><text:tab/><text:tab/><text:tab/><text:span text:style-name="T2">Categoria: (&lt;value 1&gt;, ..., &lt;value n&gt;)</text:span></text:p>
      <text:p text:style-name="P9"><text:tab/><text:tab/><text:tab/><text:span text:style-name="T2">Ordinal: (&lt;value 1&gt;, ..., &lt;value n&gt;)</text:span></text:p>
      <text:p text:style-name="P2"><text:tab/><text:tab/><text:span text:style-name="T1">Condition: (opcional) escrito em linguagem R</text:span></text:p>
      <text:p text:style-name="P2"/>
      <text:p text:style-name="P5">exemplo de arquivo: parameters</text:p>
      <text:p text:style-name="P1"/>
      <text:p text:style-name="P5">### Arquivo de Parâmetros para o software BRKGA-<text:span text:style-name="T16">IG</text:span></text:p>
      <text:p text:style-name="P5"/>
      <text:p text:style-name="P5"># name<text:tab/><text:tab/>switch<text:tab/><text:tab/> <text:s text:c="4"/>type<text:tab/>values<text:tab/><text:tab/><text:tab/>[conditions (using R syntax)]</text:p>
      <text:p text:style-name="P5"/>
      <text:p text:style-name="P5">n <text:s text:c="4"/><text:tab/><text:tab/>"--n " <text:s text:c="4"/><text:tab/> <text:s text:c="4"/>i <text:s/><text:tab/><text:tab/>(50, 100)</text:p>
      <text:p text:style-name="P5">pe <text:s text:c="4"/><text:tab/><text:tab/>"--pe " <text:s text:c="4"/><text:tab/> <text:s text:c="4"/>r <text:s/><text:tab/><text:tab/>(0.1, 0.25)</text:p>
      <text:p text:style-name="P5">pm <text:s text:c="4"/><text:tab/><text:tab/>"--pm " <text:s text:c="4"/><text:tab/> <text:s text:c="4"/>r <text:s/><text:tab/><text:tab/>(0.1, 0.3)</text:p>
      <text:p text:style-name="P5">rhoe <text:s text:c="2"/><text:tab/><text:tab/>"--rhoe " <text:s text:c="4"/><text:tab/> <text:s text:c="4"/>r <text:s/><text:tab/><text:tab/>(0.5, 0.8)</text:p>
      <text:p text:style-name="P30"/>
      <text:p text:style-name="P1"/>
      <text:p text:style-name="P6"><text:tab/>A configuração do Irace é definida em um arquivo nomeado como scenario.<text:span text:style-name="T13">txt</text:span>, há diversos parâmetros, no exemplo abaixo são apresentados os principais. <text:span text:style-name="T4">Entretanto, há diversas outras que podem personalizar ainda mais o teste.</text:span></text:p>
      <text:p text:style-name="P1"/>
      <text:p text:style-name="P5">Arquivo de exemplo: scenario.<text:span text:style-name="T13">txt</text:span></text:p>
      <text:p text:style-name="P25"/>
      <text:p text:style-name="P8">## Arquivo que contém a descrição dos parâmetros, o mesmo nome do arquivo apresentado </text:p>
      <text:p text:style-name="P8">## anteriormente neste documento.</text:p>
      <text:p text:style-name="P25">parameterFile = "./parameters.txt"</text:p>
      <text:p text:style-name="P25"/>
      <text:p text:style-name="P8">## Diretório onde os programas serão executados.</text:p>
      <text:p text:style-name="P26">execDir = "./arena"</text:p>
      <text:p text:style-name="P25"/>
      <text:p text:style-name="P8">## Pasta onde estão as instâncias.</text:p>
      <text:p text:style-name="P26">trainInstancesDir = "./Instances"</text:p>
      <text:p text:style-name="P25"/>
      <text:p text:style-name="P8">## O número máximo de execuções do Irace, <text:span text:style-name="T4">cada execução o Irace irá selecionar uma ##configuração de parâmetros e uma instância</text:span>. <text:span text:style-name="T4">O valor mínimo possível é 300.</text:span></text:p>
      <text:p text:style-name="P25">maxExperiments = 1000</text:p>
      <text:p text:style-name="P25"/>
      <text:p text:style-name="P25">## Indicates the number of decimal places to be considered for the</text:p>
      <text:p text:style-name="P25"><text:soft-page-break/>## real parameters.</text:p>
      <text:p text:style-name="P25">digits = 2</text:p>
      <text:p text:style-name="P25"/>
      <text:p text:style-name="P25">## Number of calls to targetRunner to execute in parallel. Less than 2</text:p>
      <text:p text:style-name="P25">## means calls to targetRunner are sequentially executed.</text:p>
      <text:p text:style-name="P25">parallel = 10</text:p>
      <text:p text:style-name="P25"/>
      <text:p text:style-name="P25">## Seed of the random number generator (must be a positive integer, NA</text:p>
      <text:p text:style-name="P25">## means use a random seed).</text:p>
      <text:p text:style-name="P25">seed = 1</text:p>
      <text:p text:style-name="P25"/>
      <text:p text:style-name="P25">## A value of 0 silences all debug messages. Higher values provide</text:p>
      <text:p text:style-name="P25">## more verbose debug messages.</text:p>
      <text:p text:style-name="P25"># debugLevel = 0</text:p>
      <text:p text:style-name="P25"/>
      <text:p text:style-name="P25">## END of scenario file</text:p>
      <text:p text:style-name="P25">############################################################################</text:p>
      <text:p text:style-name="P7"/>
      <text:p text:style-name="P29"/>
      <text:p text:style-name="P5"/>
      <text:p text:style-name="P11">O arquivo <text:span text:style-name="T13">target-runner</text:span> apresente um algoritmo implementado em linguagem R, que controla a execução do experimento. Abaixo, a configuração para execução.</text:p>
      <text:p text:style-name="P11"/>
      <text:p text:style-name="P10">Arquivo:</text:p>
      <text:p text:style-name="P43"/>
      <text:p text:style-name="P10">#!/bin/bash</text:p>
      <text:p text:style-name="P10"/>
      <text:p text:style-name="P12"># Caminho para o executável do seu programa:</text:p>
      <text:p text:style-name="P12"># Pode colocar o endereçamento direto: EXE=~/bin/program, mas no meu caso tive problema</text:p>
      <text:p text:style-name="P14">EXE=<text:span text:style-name="T7">/home/bruno/R/irace/examples/brkga</text:span>/bin/brkga-ig</text:p>
      <text:p text:style-name="P10"/>
      <text:p text:style-name="P10"># Fixed parameters that should be always passed to <text:span text:style-name="T13">software</text:span>.</text:p>
      <text:p text:style-name="P10"># The time to be used is always 5 seconds, and we want only one run:</text:p>
      <text:p text:style-name="P10">FIXED_PARAMS=" --tries 1 --quiet "</text:p>
      <text:p text:style-name="P10"/>
      <text:p text:style-name="P10">CONFIG_ID="$1"</text:p>
      <text:p text:style-name="P10">INSTANCE_ID="$2"</text:p>
      <text:p text:style-name="P10">SEED="$3"</text:p>
      <text:p text:style-name="P10">INSTANCE="$4"</text:p>
      <text:p text:style-name="P10"># All other parameters are the candidate parameters to be passed to program</text:p>
      <text:p text:style-name="P10">shift 4 || error "Not enough parameters to $0"</text:p>
      <text:p text:style-name="P10">CONFIG_PARAMS=$*</text:p>
      <text:p text:style-name="P10"/>
      <text:p text:style-name="P10">STDOUT=c${CONFIG_ID}-${INSTANCE_ID}.stdout</text:p>
      <text:p text:style-name="P10">STDERR=c${CONFIG_ID}-${INSTANCE_ID}.stderr</text:p>
      <text:p text:style-name="P10"/>
      <text:p text:style-name="P10"># In case of error, we print the current time:</text:p>
      <text:p text:style-name="P10">error() {</text:p>
      <text:p text:style-name="P10"><text:s text:c="4"/>echo "`TZ=UTC date`: error: $@" &gt;&amp;2</text:p>
      <text:p text:style-name="P10"><text:s text:c="4"/>exit 1</text:p>
      <text:p text:style-name="P10">}</text:p>
      <text:p text:style-name="P10"/>
      <text:p text:style-name="P10"><text:soft-page-break/>if [ ! -x "${EXE}" ]; then</text:p>
      <text:p text:style-name="P10"><text:s text:c="4"/>error "${EXE}: not found or not executable (pwd: $(pwd))"</text:p>
      <text:p text:style-name="P10">fi</text:p>
      <text:p text:style-name="P10"/>
      <text:p text:style-name="P10"># Now we can call <text:span text:style-name="T14">software</text:span> by building a command line with all parameters for it</text:p>
      <text:p text:style-name="P16"># no meu caso, o IRACE gerava, <text:span text:style-name="T14">como exemplo,</text:span> a seguinte linha de comando para o meu </text:p>
      <text:p text:style-name="P17"><text:span text:style-name="T14"># </text:span>programa: ./brkga --tries <text:span text:style-name="T16">1 --quiet</text:span> -i /home/bruno/R/irace/examples/brkga/Instances//keller5.clq –<text:span text:style-name="T16"># seed 100 </text:span>--n <text:span text:style-name="T16">86</text:span> --pe 0.1<text:span text:style-name="T16">5 --pm 0.13 --rhoe 0.62</text:span></text:p>
      <text:p text:style-name="P10">$EXE ${FIXED_PARAMS} -i $INSTANCE --seed $SEED ${CONFIG_PARAMS} 1&gt; $STDOUT 2&gt; $STDERR</text:p>
      <text:p text:style-name="P10"/>
      <text:p text:style-name="P13"># <text:span text:style-name="T7">O código abaixo verifica se o arquivo STDOUT foi criado, se não existir gera um erro.</text:span></text:p>
      <text:p text:style-name="P16"># Erros comuns: Endereçamento incorreto, ou falta de algum dos arquivos necessários(STDOUT, </text:p>
      <text:p text:style-name="P16"># ou seu programa).</text:p>
      <text:p text:style-name="P10">if [ ! -s "${STDOUT}" ]; then</text:p>
      <text:p text:style-name="P10"><text:s text:c="4"/>error "${STDOUT}: No such file or directory"</text:p>
      <text:p text:style-name="P10">fi</text:p>
      <text:p text:style-name="P10"/>
      <text:p text:style-name="P13"># <text:span text:style-name="T8">Se o arquivo existe, significa que seu programa deve ter impresso os resultados nele</text:span>.</text:p>
      <text:p text:style-name="P27"># O formato padrão é ter uma linha com o resultado obtido, no formato</text:p>
      <text:p text:style-name="P27"># Best numero, exemplo : “Best 100”.</text:p>
      <text:p text:style-name="P27"># <text:span text:style-name="T14">P</text:span>ode imprimir qualquer coisa <text:span text:style-name="T14">na saída do programa</text:span>, o importante é ter uma linha neste formato.</text:p>
      <text:p text:style-name="P27"># Se não existir, o Irace dará o erro <text:s/>“<text:span text:style-name="T5">Output is not a number”</text:span></text:p>
      <text:p text:style-name="P10">COST=$(cat ${STDOUT} | grep -o -E 'Best [-+0-9.e]+' | cut -d ' ' -f2)</text:p>
      <text:p text:style-name="P10">if ! [[ "$COST" =~ ^[-+0-9.e]+$ ]] ; then</text:p>
      <text:p text:style-name="P10"><text:s text:c="4"/>error "${STDOUT}: Output is not a number"</text:p>
      <text:p text:style-name="P10">fi</text:p>
      <text:p text:style-name="P10"/>
      <text:p text:style-name="P13"># <text:span text:style-name="T8">Imprime o valor encontrado</text:span>!</text:p>
      <text:p text:style-name="P13">echo "$COST"</text:p>
      <text:p text:style-name="P10"/>
      <text:p text:style-name="P13"># <text:span text:style-name="T8">Apaga os arquivos e finaliza com sucesso</text:span>.</text:p>
      <text:p text:style-name="P13">#rm -f "${STDOUT}" "${STDERR}"</text:p>
      <text:p text:style-name="P10">rm -f best.* stat.* cmp.*</text:p>
      <text:p text:style-name="P10">exit 0</text:p>
      <text:p text:style-name="P10"/>
      <text:p text:style-name="P33"/>
      <text:p text:style-name="P18">Você precisa modificar o seu algoritmo para receber os parâmetros no método/<text:span text:style-name="T14">função</text:span> main e imprimir o valor encontrado na saída padrão, para ser impresso no arquivo STDOUT</text:p>
      <text:p text:style-name="P18"/>
      <text:p text:style-name="P18">O formato da linha de comando é <text:span text:style-name="T14">(exemplo)</text:span>:</text:p>
      <text:p text:style-name="P15">./brkga --tries <text:span text:style-name="T16">1 --quiet</text:span> -i /home/bruno/R/irace/examples/brkga/Instances//keller5.clq –<text:span text:style-name="T16">seed 100 </text:span>--n <text:span text:style-name="T16">86</text:span> --pe 0.1<text:span text:style-name="T16">5 --pm 0.13 --rhoe 0.62</text:span></text:p>
      <text:p text:style-name="P18">deste modo:</text:p>
      <text:p text:style-name="P18">argv[<text:span text:style-name="T14">5</text:span>] : contém o endereço da instância</text:p>
      <text:p text:style-name="P19">argv[<text:span text:style-name="T14">7</text:span>] : <text:span text:style-name="T14">contém a semente gerada pelo Irace</text:span></text:p>
      <text:p text:style-name="P28">argv[8] : contém <text:span text:style-name="T15">o rótulo do primeiro parametro (definido em parameters.txt)</text:span></text:p>
      <text:p text:style-name="P18">argv[<text:span text:style-name="T14">9</text:span>] : contém o valor do primeiro parâmetro.</text:p>
      <text:p text:style-name="P18">:</text:p>
      <text:p text:style-name="P18">: <text:s/>dois argumentos para cada parâmetro existente.</text:p>
      <text:p text:style-name="P18">:</text:p>
      <text:p text:style-name="P18"/>
      <text:p text:style-name="P18"><text:soft-page-break/>// <text:span text:style-name="T16">você precisa inserir uma linha similar a essa. Ela indica o valor que o Irace irá receber.</text:span></text:p>
      <text:p text:style-name="P18">std::cout &lt;&lt; "Best " &lt;&lt; -1 * melhorGeral &lt;&lt; std::endl; // necessário para o IRACE</text:p>
      <text:p text:style-name="P32"/>
      <text:p text:style-name="P18"/>
      <text:p text:style-name="P20">Como executar:</text:p>
      <text:p text:style-name="P20"/>
      <text:p text:style-name="P20">// <text:span text:style-name="T16">precisa estar no diretório onde estão os arquivos do Irace.</text:span></text:p>
      <text:p text:style-name="P21">// <text:span text:style-name="T16">no meu caso: /home/bruno/R/irace/examples/brkga/</text:span></text:p>
      <text:p text:style-name="P20">comando: $IRACE_HOME/bin/irace</text:p>
      <text:p text:style-name="P20"/>
      <text:p text:style-name="P20">Ter instalado o R e o Irace, configurado o path para o Irac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1:18:06.515924550</meta:creation-date>
    <dc:date>2018-11-07T10:51:36.051401189</dc:date>
    <meta:editing-duration>P8DT10H11M54S</meta:editing-duration>
    <meta:editing-cycles>14</meta:editing-cycles>
    <meta:generator>LibreOffice/6.0.6.2$Linux_X86_64 LibreOffice_project/00m0$Build-2</meta:generator>
    <meta:document-statistic meta:table-count="0" meta:image-count="0" meta:object-count="0" meta:page-count="5" meta:paragraph-count="152" meta:word-count="1103" meta:character-count="6992" meta:non-whitespace-character-count="5905"/>
  </office:meta>
</office:document-meta>
</file>